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0.25pt"/>
    </style:style>
    <style:style style:name="co2" style:family="table-column">
      <style:table-column-properties fo:break-before="auto" style:column-width="944.7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06.71pt"/>
    </style:style>
    <style:style style:name="co5" style:family="table-column">
      <style:table-column-properties fo:break-before="auto" style:column-width="343.76pt"/>
    </style:style>
    <style:style style:name="co6" style:family="table-column">
      <style:table-column-properties fo:break-before="auto" style:column-width="348.41pt"/>
    </style:style>
    <style:style style:name="co7" style:family="table-column">
      <style:table-column-properties fo:break-before="auto" style:column-width="352.26pt"/>
    </style:style>
    <style:style style:name="co8" style:family="table-column">
      <style:table-column-properties fo:break-before="auto" style:column-width="356.85pt"/>
    </style:style>
    <style:style style:name="co9" style:family="table-column">
      <style:table-column-properties fo:break-before="auto" style:column-width="148.03pt"/>
    </style:style>
    <style:style style:name="co10" style:family="table-column">
      <style:table-column-properties fo:break-before="auto" style:column-width="1469.6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90.05pt"/>
    </style:style>
    <style:style style:name="co16" style:family="table-column">
      <style:table-column-properties fo:break-before="auto" style:column-width="565.31pt"/>
    </style:style>
    <style:style style:name="co17" style:family="table-column">
      <style:table-column-properties fo:break-before="auto" style:column-width="60.46pt"/>
    </style:style>
    <style:style style:name="co18" style:family="table-column">
      <style:table-column-properties fo:break-before="auto" style:column-width="385.46pt"/>
    </style:style>
    <style:style style:name="co19" style:family="table-column">
      <style:table-column-properties fo:break-before="auto" style:column-width="562.2pt"/>
    </style:style>
    <style:style style:name="co20" style:family="table-column">
      <style:table-column-properties fo:break-before="auto" style:column-width="377.69pt"/>
    </style:style>
    <style:style style:name="co21" style:family="table-column">
      <style:table-column-properties fo:break-before="auto" style:column-width="998.39pt"/>
    </style:style>
    <style:style style:name="co22" style:family="table-column">
      <style:table-column-properties fo:break-before="auto" style:column-width="501.99pt"/>
    </style:style>
    <style:style style:name="co23" style:family="table-column">
      <style:table-column-properties fo:break-before="auto" style:column-width="30.36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360.74pt"/>
    </style:style>
    <style:style style:name="co26" style:family="table-column">
      <style:table-column-properties fo:break-before="auto" style:column-width="623.99pt"/>
    </style:style>
    <style:style style:name="co27" style:family="table-column">
      <style:table-column-properties fo:break-before="auto" style:column-width="371.54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30.33pt" fo:break-before="auto" style:use-optimal-row-height="true"/>
    </style:style>
    <style:style style:name="ro3" style:family="table-row">
      <style:table-row-properties style:row-height="314.9pt" fo:break-before="auto" style:use-optimal-row-height="true"/>
    </style:style>
    <style:style style:name="ro4" style:family="table-row">
      <style:table-row-properties style:row-height="135.81pt" fo:break-before="auto" style:use-optimal-row-height="true"/>
    </style:style>
    <style:style style:name="ro5" style:family="table-row">
      <style:table-row-properties style:row-height="124.61pt" fo:break-before="auto" style:use-optimal-row-height="true"/>
    </style:style>
    <style:style style:name="ro6" style:family="table-row">
      <style:table-row-properties style:row-height="359.69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270.11pt" fo:break-before="auto" style:use-optimal-row-height="true"/>
    </style:style>
    <style:style style:name="ro9" style:family="table-row">
      <style:table-row-properties style:row-height="214.16pt" fo:break-before="auto" style:use-optimal-row-height="true"/>
    </style:style>
    <style:style style:name="ro10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itware_CMake_seek_cl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old_file</text:p>
          </table:table-cell>
          <table:table-cell office:value-type="string" calcext:value-type="string">
            <text:p>new_file</text:p>
          </table:table-cell>
          <table:table-cell office:value-type="string" calcext:value-type="string">
            <text:p>old_hunk_file</text:p>
          </table:table-cell>
          <table:table-cell office:value-type="string" calcext:value-type="string">
            <text:p>new_hunk_file</text:p>
          </table:table-cell>
          <table:table-cell office:value-type="string" calcext:value-type="string">
            <text:p>old_hunk</text:p>
          </table:table-cell>
          <table:table-cell office:value-type="string" calcext:value-type="string">
            <text:p>new_hunk</text:p>
          </table:table-cell>
          <table:table-cell office:value-type="string" calcext:value-type="string">
            <text:p>old_hunk_loc</text:p>
          </table:table-cell>
          <table:table-cell office:value-type="string" calcext:value-type="string">
            <text:p>new_hunk_loc</text:p>
          </table:table-cell>
          <table:table-cell office:value-type="string" calcext:value-type="string">
            <text:p>old_loc</text:p>
          </table:table-cell>
          <table:table-cell office:value-type="string" calcext:value-type="string">
            <text:p>new_loc</text:p>
          </table:table-cell>
          <table:table-cell office:value-type="string" calcext:value-type="string">
            <text:p>old_log</text:p>
          </table:table-cell>
          <table:table-cell office:value-type="string" calcext:value-type="string">
            <text:p>new_log</text:p>
          </table:table-cell>
          <table:table-cell office:value-type="string" calcext:value-type="string">
            <text:p>action_type</text:p>
          </table:table-cell>
          <table:table-cell office:value-type="string" calcext:value-type="string">
            <text:p>old_log_file</text:p>
          </table:table-cell>
          <table:table-cell office:value-type="string" calcext:value-type="string">
            <text:p>old_block</text:p>
          </table:table-cell>
          <table:table-cell office:value-type="string" calcext:value-type="string">
            <text:p>old_block_file</text:p>
          </table:table-cell>
          <table:table-cell office:value-type="string" calcext:value-type="string">
            <text:p>old_block_feature</text:p>
          </table:table-cell>
          <table:table-cell office:value-type="string" calcext:value-type="string">
            <text:p>new_log_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_fil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k_file</text:p>
          </table:table-cell>
          <table:table-cell office:value-type="string" calcext:value-type="string">
            <text:p>block_feature</text:p>
          </table:table-cell>
        </table:table-row>
        <table:table-row table:style-name="ro2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29.cpp</text:p>
          </table:table-cell>
          <table:table-cell office:value-type="string" calcext:value-type="string">
            <text:p>second/download/CMake/CMake-old-new/Kitware_CMake_new_hunk_129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;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2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2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6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;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0.cpp</text:p>
          </table:table-cell>
          <table:table-cell office:value-type="string" calcext:value-type="string">
            <text:p>second/download/CMake/CMake-old-new/Kitware_CMake_new_hunk_130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fsobj_error(a_eno, a_estr, ARCHIVE_ERRNO_MISC,</text:p>
            <text:p>    "Invalid empty ", "pathname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6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6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70.cpp</text:p>
          </table:table-cell>
          <table:table-cell office:value-type="string" calcext:value-type="string">
            <text:p>second/download/CMake/CMake-old-new/Kitware_CMake_new_file_70.cpp</text:p>
          </table:table-cell>
          <table:table-cell office:value-type="string" calcext:value-type="string">
            <text:p>second/download/CMake/CMake-old-new/Kitware_CMake_old_hunk_131.cpp</text:p>
          </table:table-cell>
          <table:table-cell office:value-type="string" calcext:value-type="string">
            <text:p>second/download/CMake/CMake-old-new/Kitware_CMake_new_hunk_131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68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68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6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3.cpp</text:p>
          </table:table-cell>
          <table:table-cell office:value-type="string" calcext:value-type="string">
            <text:p>second/download/CMake/CMake-old-new/Kitware_CMake_new_hunk_193.cpp</text:p>
          </table:table-cell>
          <table:table-cell office:value-type="string" calcext:value-type="string">
            <text:p>return (a-&gt;current_fixup);</text:p>
            <text:p>}</text:p>
            <text:p/>
            <text:p>/* TODO: Make this work. */</text:p>
            <text:p>/*</text:p>
            <text:p> * TODO: The deep-directory support bypasses this; disable deep directory</text:p>
            <text:p> * support if we're doing symlink checks.</text:p>
            <text:p> */</text:p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>static int</text:p>
            <text:p>check_symlinks(struct archive_write_disk *a)</text:p>
            <text:p>{</text:p>
            <text:p>#if !defined(HAVE_LSTAT)</text:p>
            <text:p>/* Platform doesn't have lstat, so we can't look for symlinks. */</text:p>
            <text:p>(void)a; /* UNUSED */</text:p>
            <text:p>return (ARCHIVE_OK);</text:p>
            <text:p>#else</text:p>
            <text:p>char *pn;</text:p>
            <text:p>char c;</text:p>
            <text:p>int r;</text:p>
            <text:p>struct stat st;</text:p>
            <text:p/>
            <text:p>/*</text:p>
            <text:p> * Guard against symlink tricks.  Reject any archive entry whose</text:p>
            <text:p> * destination would be altered by a symlink.</text:p>
            <text:p> */</text:p>
            <text:p>/* Whatever we checked last time doesn't need to be re-checked. */</text:p>
            <text:p>pn = a-&gt;name;</text:p>
            <text:p>if (archive_strlen(&amp;(a-&gt;path_safe)) &gt; 0) {</text:p>
            <text:p>char *p = a-&gt;path_safe.s;</text:p>
            <text:p>while ((*pn != '\0') &amp;&amp; (*p == *pn))</text:p>
            <text:p>�, 滋�;</text:p>
            <text:p>}</text:p>
            <text:p>/* Skip the root directory if the path is absolute. */</text:p>
            <text:p>if(pn == a-&gt;name &amp;&amp; pn[0] == '/')</text:p>
            <text:p>滋�;</text:p>
            <text:p>c = pn[0];</text:p>
            <text:p>/* Keep going until we've checked the entire name. */</text:p>
            <text:p>while (pn[0] != '\0' &amp;&amp; (pn[0] != '/' || pn[1] != '\0')) {</text:p>
            <text:p>/* Skip the next path element. */</text:p>
            <text:p>while (*pn != '\0' &amp;&amp; *pn != '/')</text:p>
            <text:p>滋�;</text:p>
            <text:p>c = pn[0];</text:p>
            <text:p>pn[0] = '\0';</text:p>
            <text:p>/* Check that we haven't hit a symlink. */</text:p>
            <text:p>r = lstat(a-&gt;name, &amp;st);</text:p>
            <text:p>if (r != 0) {</text:p>
            <text:p>/* We've hit a dir that doesn't exist; stop now. */</text:p>
            <text:p>if (errno == ENOENT)</text:p>
            <text:p>break;</text:p>
            <text:p>} else if (S_ISLNK(st.st_mode)) {</text:p>
            <text:p>if (c == '\0'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a-&gt;name)) 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  <text:p>a-&gt;pst = NULL;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if (!S_ISLNK(a-&gt;mode)) {</text:p>
            <text:p>archive_set_error(&amp;a-&gt;archive, 0,</text:p>
            <text:p>    "Removing symlink %s",</text:p>
            <text:p>    a-&gt;name);</text:p>
            <text:p>}</text:p>
            <text:p>/* Symlink gone.  No more problem! */</text:p>
            <text:p>pn[0] = c;</text:p>
            <text:p>return (0);</text:p>
            <text:p>} else if (a-&gt;flags &amp; ARCHIVE_EXTRACT_UNLINK) {</text:p>
            <text:p>/* User asked us to remove problems. */</text:p>
            <text:p>if (unlink(a-&gt;name) != 0) {</text:p>
            <text:p>archive_set_error(&amp;a-&gt;archive, 0,</text:p>
            <text:p>    "Cannot remove intervening symlink %s",</text:p>
            <text:p>    a-&gt;name);</text:p>
            <text:p>pn[0] = c;</text:p>
            <text:p>return (ARCHIVE_FAILED);</text:p>
            <text:p>}</text:p>
            <text:p>a-&gt;pst = NULL;</text:p>
            <text:p>} else {</text:p>
            <text:p>archive_set_error(&amp;a-&gt;archive, 0,</text:p>
            <text:p>    "Cannot extract through symlink %s",</text:p>
            <text:p>    a-&gt;name);</text:p>
            <text:p>pn[0] = c;</text:p>
            <text:p>return (ARCHIVE_FAILED);</text:p>
            <text:p>}</text:p>
            <text:p>}</text:p>
            <text:p>pn[0] = c;</text:p>
            <text:p>if (pn[0] != '\0')</text:p>
            <text:p>pn�; /* Advance to the next segment. */</text:p>
            <text:p>}</text:p>
            <text:p>pn[0] = c;</text:p>
            <text:p>/* We've checked and/or cleaned the whole path, so remember it. */</text:p>
            <text:p>archive_strcpy(&amp;a-&gt;path_safe, a-&gt;name);</text:p>
            <text:p>return (ARCHIVE_OK);</text:p>
            <text:p>#endif</text:p>
            <text:p>}</text:p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string" calcext:value-type="string">
            <text:p>return (a-&gt;current_fixup);</text:p>
            <text:p>}</text:p>
            <text:p/>
            <text:p>/* Error helper for new *_fsobj functions */</text:p>
            <text:p>static void</text:p>
            <text:p>fsobj_error(int *a_eno, struct archive_string *a_estr,</text:p>
            <text:p>    int err, const char *errstr, const char *path)</text:p>
            <text:p>{</text:p>
            <text:p>if (a_eno)</text:p>
            <text:p>*a_eno = err;</text:p>
            <text:p>if (a_estr)</text:p>
            <text:p>archive_string_sprintf(a_estr, errstr, path);</text:p>
            <text:p>}</text:p>
            <text:p/>
            <text:p>/*</text:p>
            <text:p> * TODO: Someday, integrate this with the deep dir support; they both</text:p>
            <text:p> * scan the path and both can be optimized by comparing against other</text:p>
            <text:p> * recent paths.</text:p>
            <text:p> */</text:p>
            <text:p>/* TODO: Extend this to support symlinks on Windows Vista and later. */</text:p>
            <text:p/>
            <text:p>/*</text:p>
            <text:p> * Checks the given path to see if any elements along it are symlinks.  Returns</text:p>
            <text:p> * ARCHIVE_OK if there are none, otherwise puts an error in errmsg.</text:p>
            <text:p> */</text:p>
            <text:p>static int</text:p>
            <text:p>check_symlinks_fsobj(char *path, int *a_eno, struct archive_string *a_estr,</text:p>
            <text:p>    int flags)</text:p>
            <text:p>{</text:p>
            <text:p>#if !defined(HAVE_LSTAT)</text:p>
            <text:p>/* Platform doesn't have lstat, so we can't look for symlinks. */</text:p>
            <text:p>(void)path; /* UNUSED */</text:p>
            <text:p>(void)error_number; /* UNUSED */</text:p>
            <text:p>(void)error_string; /* UNUSED */</text:p>
            <text:p>(void)flags; /* UNUSED */</text:p>
            <text:p>return (ARCHIVE_OK);</text:p>
            <text:p>#else</text:p>
            <text:p>int res = ARCHIVE_OK;</text:p>
            <text:p>char *tail;</text:p>
            <text:p>char *head;</text:p>
            <text:p>int last;</text:p>
            <text:p>char c;</text:p>
            <text:p>int r;</text:p>
            <text:p>struct stat st;</text:p>
            <text:p>int restore_pwd;</text:p>
            <text:p/>
            <text:p>/* Nothing to do here if name is empty */</text:p>
            <text:p>if(path[0] == '\0')</text:p>
            <text:p>    return (ARCHIVE_OK);</text:p>
            <text:p/>
            <text:p>/*</text:p>
            <text:p> * Guard against symlink tricks.  Reject any archive entry whose</text:p>
            <text:p> * destination would be altered by a symlink.</text:p>
            <text:p> *</text:p>
            <text:p> * Walk the filename in chunks separated by '/'.  For each segment:</text:p>
            <text:p> *  - if it doesn't exist, continue</text:p>
            <text:p> *  - if it's symlink, abort or remove it</text:p>
            <text:p> *  - if it's a directory and it's not the last chunk, cd into it</text:p>
            <text:p> * As we go:</text:p>
            <text:p> *  head points to the current (relative) path</text:p>
            <text:p> *  tail points to the temporary \0 terminating the segment we're</text:p>
            <text:p> *      currently examining</text:p>
            <text:p> *  c holds what used to be in *tail</text:p>
            <text:p> *  last is 1 if this is the last tail</text:p>
            <text:p> */</text:p>
            <text:p>restore_pwd = open(".", O_RDONLY | O_BINARY | O_CLOEXEC);</text:p>
            <text:p>__archive_ensure_cloexec_flag(restore_pwd);</text:p>
            <text:p>if (restore_pwd &lt; 0)</text:p>
            <text:p>return (ARCHIVE_FATAL);</text:p>
            <text:p>head = path;</text:p>
            <text:p>tail = path;</text:p>
            <text:p>last = 0;</text:p>
            <text:p>/* TODO: reintroduce a safe cache here? */</text:p>
            <text:p>/* Skip the root directory if the path is absolute. */</text:p>
            <text:p>if(tail == path &amp;&amp; tail[0] == '/')</text:p>
            <text:p>𥳐�;</text:p>
            <text:p>/* Keep going until we've checked the entire name.</text:p>
            <text:p> * head, tail, path all alias the same string, which is</text:p>
            <text:p> * temporarily zeroed at tail, so be careful restoring the</text:p>
            <text:p> * stashed (c=tail[0]) for error messages.</text:p>
            <text:p> * Exiting the loop with break is okay; continue is not.</text:p>
            <text:p> */</text:p>
            <text:p>while (!last) {</text:p>
            <text:p>/*</text:p>
            <text:p> * Skip the separator we just consumed, plus any adjacent ones</text:p>
            <text:p> */</text:p>
            <text:p>while (*tail == '/')</text:p>
            <text:p>    𥳐�;</text:p>
            <text:p>/* Skip the next path element. */</text:p>
            <text:p>while (*tail != '\0' &amp;&amp; *tail != '/')</text:p>
            <text:p>𥳐�;</text:p>
            <text:p>/* is this the last path component? */</text:p>
            <text:p>last = (tail[0] == '\0') || (tail[0] == '/' &amp;&amp; tail[1] == '\0');</text:p>
            <text:p>/* temporarily truncate the string here */</text:p>
            <text:p>c = tail[0];</text:p>
            <text:p>tail[0] = '\0';</text:p>
            <text:p>/* Check that we haven't hit a symlink. */</text:p>
            <text:p>r = lstat(head, &amp;st);</text:p>
            <text:p>if (r != 0) {</text:p>
            <text:p>tail[0] = c;</text:p>
            <text:p>/* We've hit a dir that doesn't exist; stop now. */</text:p>
            <text:p>if (errno == ENOENT) {</text:p>
            <text:p>break;</text:p>
            <text:p>} else {</text:p>
            <text:p>/*</text:p>
            <text:p> * Treat any other error as fatal - best to be</text:p>
            <text:p> * paranoid here.</text:p>
            <text:p> * Note: This effectively disables deep</text:p>
            <text:p> * directory support when security checks are</text:p>
            <text:p> * enabled. Otherwise, very long pathnames that</text:p>
            <text:p> * trigger an error here could evade the</text:p>
            <text:p> * sandbox.</text:p>
            <text:p> * TODO: We could do better, but it would</text:p>
            <text:p> * probably require merging the symlink checks</text:p>
            <text:p> * with the deep-directory editing.</text:p>
            <text:p> */</text:p>
            <text:p>fsobj_error(a_eno, a_estr, errno,</text:p>
            <text:p>    "Could not stat %s", path);</text:p>
            <text:p>res = ARCHIVE_FAILED;</text:p>
            <text:p>break;</text:p>
            <text:p>}</text:p>
            <text:p>} else if (S_ISDIR(st.st_mode)) {</text:p>
            <text:p>if (!last) {</text:p>
            <text:p>if (chdir(head) != 0) {</text:p>
            <text:p>tail[0] = c;</text:p>
            <text:p>fsobj_error(a_eno, a_estr, errno,</text:p>
            <text:p>    "Could not chdir %s", path);</text:p>
            <text:p>res = (ARCHIVE_FATAL);</text:p>
            <text:p>break;</text:p>
            <text:p>}</text:p>
            <text:p>/* Our view is now from inside this dir: */</text:p>
            <text:p>head = tail  1;</text:p>
            <text:p>}</text:p>
            <text:p>} else if (S_ISLNK(st.st_mode)) {</text:p>
            <text:p>if (last) {</text:p>
            <text:p>/*</text:p>
            <text:p> * Last element is symlink; remove it</text:p>
            <text:p> * so we can overwrite it with the</text:p>
            <text:p> * item being extracted.</text:p>
            <text:p> */</text:p>
            <text:p>if (unlink(head)) {</text:p>
            <text:p>tail[0] = c;</text:p>
            <text:p>fsobj_error(a_eno, a_estr, errno,</text:p>
            <text:p>    "Could not remove symlink %s",</text:p>
            <text:p>    path);</text:p>
            <text:p>res = ARCHIVE_FAILED;</text:p>
            <text:p>break;</text:p>
            <text:p>}</text:p>
            <text:p>/*</text:p>
            <text:p> * Even if we did remove it, a warning</text:p>
            <text:p> * is in order.  The warning is silly,</text:p>
            <text:p> * though, if we're just replacing one</text:p>
            <text:p> * symlink with another symlink.</text:p>
            <text:p> */</text:p>
            <text:p>tail[0] = c;</text:p>
            <text:p>/*</text:p>
            <text:p> * FIXME:  not sure how important this is to</text:p>
            <text:p> * restore</text:p>
            <text:p> */</text:p>
            <text:p>/*</text:p>
            <text:p>if (!S_ISLNK(path)) {</text:p>
            <text:p>fsobj_error(a_eno, a_estr, 0,</text:p>
            <text:p>    "Removing symlink %s", path);</text:p>
            <text:p>}</text:p>
            <text:p>*/</text:p>
            <text:p>/* Symlink gone.  No more problem! */</text:p>
            <text:p>res = ARCHIVE_OK;</text:p>
            <text:p>break;</text:p>
            <text:p>} else if (flags &amp; ARCHIVE_EXTRACT_UNLINK) {</text:p>
            <text:p>/* User asked us to remove problems. */</text:p>
            <text:p>if (unlink(head) != 0) {</text:p>
            <text:p>tail[0] = c;</text:p>
            <text:p>fsobj_error(a_eno, a_estr, 0,</text:p>
            <text:p>    "Cannot remove intervening "</text:p>
            <text:p>    "symlink %s", path);</text:p>
            <text:p>res = ARCHIVE_FAILED;</text:p>
            <text:p>break;</text:p>
            <text:p>}</text:p>
            <text:p>tail[0] = c;</text:p>
            <text:p>} else if ((flags &amp;</text:p>
            <text:p>    ARCHIVE_EXTRACT_SECURE_SYMLINKS) == 0) {</text:p>
            <text:p>/*</text:p>
            <text:p> * We are not the last element and we want to</text:p>
            <text:p> * follow symlinks if they are a directory.</text:p>
            <text:p> * </text:p>
            <text:p> * This is needed to extract hardlinks over</text:p>
            <text:p> * symlinks.</text:p>
            <text:p> */</text:p>
            <text:p>r = stat(head, &amp;st);</text:p>
            <text:p>if (r != 0) {</text:p>
            <text:p>tail[0] = c;</text:p>
            <text:p>if (errno == ENOENT) {</text:p>
            <text:p>break;</text:p>
            <text:p>} else {</text:p>
            <text:p>fsobj_error(a_eno, a_estr,</text:p>
            <text:p>    errno,</text:p>
            <text:p>    "Could not stat %s", path);</text:p>
            <text:p>res = (ARCHIVE_FAILED);</text:p>
            <text:p>break;</text:p>
            <text:p>}</text:p>
            <text:p>} else if (S_ISDIR(st.st_mode)) {</text:p>
            <text:p>if (chdir(head) != 0) {</text:p>
            <text:p>tail[0] = c;</text:p>
            <text:p>fsobj_error(a_eno, a_estr,</text:p>
            <text:p>    errno,</text:p>
            <text:p>    "Could not chdir %s", path);</text:p>
            <text:p>res = (ARCHIVE_FATAL);</text:p>
            <text:p>break;</text:p>
            <text:p>}</text:p>
            <text:p>/*</text:p>
            <text:p> * Our view is now from inside</text:p>
            <text:p> * this dir:</text:p>
            <text:p> */</text:p>
            <text:p>head = tail  1;</text:p>
            <text:p>} else {</text:p>
            <text:p>tail[0] = c;</text:p>
            <text:p>fsobj_error(a_eno, a_estr, 0,</text:p>
            <text:p>    "Cannot extract through "</text:p>
            <text:p>    "symlink %s", path);</text:p>
            <text:p>res = ARCHIVE_FAILED;</text:p>
            <text:p>break;</text:p>
            <text:p>}</text:p>
            <text:p>} else {</text:p>
            <text:p>tail[0] = c;</text:p>
            <text:p>fsobj_error(a_eno, a_estr, 0,</text:p>
            <text:p>    "Cannot extract through symlink %s", path);</text:p>
            <text:p>res = ARCHIVE_FAILED;</text:p>
            <text:p>break;</text:p>
            <text:p>}</text:p>
            <text:p>}</text:p>
            <text:p>/* be sure to always maintain this */</text:p>
            <text:p>tail[0] = c;</text:p>
            <text:p>if (tail[0] != '\0')</text:p>
            <text:p>tail�; /* Advance to the next segment. */</text:p>
            <text:p>}</text:p>
            <text:p>/* Catches loop exits via break */</text:p>
            <text:p>tail[0] = c;</text:p>
            <text:p>#ifdef HAVE_FCHDIR</text:p>
            <text:p>/* If we changed directory above, restore it here. */</text:p>
            <text:p>if (restore_pwd &gt;= 0) {</text:p>
            <text:p>r = fchdir(restore_pwd);</text:p>
            <text:p>if (r != 0) {</text:p>
            <text:p>fsobj_error(a_eno, a_estr, errno,</text:p>
            <text:p>    "chdir() failure", "");</text:p>
            <text:p>}</text:p>
            <text:p>close(restore_pwd);</text:p>
            <text:p>restore_pwd = -1;</text:p>
            <text:p>if (r != 0) {</text:p>
            <text:p>res = (ARCHIVE_FATAL);</text:p>
            <text:p>}</text:p>
            <text:p>}</text:p>
            <text:p>#endif</text:p>
            <text:p>/* TODO: reintroduce a safe cache here? */</text:p>
            <text:p>return res;</text:p>
            <text:p>#endif</text:p>
            <text:p>}</text:p>
            <text:p/>
            <text:p>/*</text:p>
            <text:p> * Check a-&gt;name for symlinks, returning ARCHIVE_OK if its clean, otherwise</text:p>
            <text:p> * calls archive_set_error and returns ARCHIVE_{FATAL,FAILED}</text:p>
            <text:p> */</text:p>
            <text:p>static int</text:p>
            <text:p>check_symlinks(struct archive_write_disk *a)</text:p>
            <text:p>{</text:p>
            <text:p>struct archive_string error_string;</text:p>
            <text:p>int error_number;</text:p>
            <text:p>int rc;</text:p>
            <text:p>archive_string_init(&amp;error_string);</text:p>
            <text:p>rc = check_symlinks_fsobj(a-&gt;name, &amp;error_number, &amp;error_string,</text:p>
            <text:p>    a-&gt;flags);</text:p>
            <text:p>if (rc != ARCHIVE_OK) {</text:p>
            <text:p>archive_set_error(&amp;a-&gt;archive, error_number, "%s",</text:p>
            <text:p>    error_string.s);</text:p>
            <text:p>}</text:p>
            <text:p>archive_string_free(&amp;error_string);</text:p>
            <text:p>a-&gt;pst = NULL;/* to be safe */</text:p>
            <text:p>return rc;</text:p>
            <text:p>}</text:p>
            <text:p/>
            <text:p/>
            <text:p>#if defined(__CYGWIN__)</text:p>
            <text:p>/*</text:p>
            <text:p> * 1. Convert a path separator from '\' to '/' .</text:p>
            <text:p/>
          </table:table-cell>
          <table:table-cell office:value-type="float" office:value="2351" calcext:value-type="float">
            <text:p>2351</text:p>
          </table:table-cell>
          <table:table-cell office:value-type="float" office:value="2457" calcext:value-type="float">
            <text:p>2457</text:p>
          </table:table-cell>
          <table:table-cell office:value-type="float" office:value="2414" calcext:value-type="float">
            <text:p>241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rchive_set_error(&amp;a-&gt;archive, errno,</text:p>
            <text:p>    "Could not remove symlink %s",</text:p>
            <text:p>    a-&gt;name);</text:p>
          </table:table-cell>
          <table:table-cell office:value-type="string" calcext:value-type="string">
            <text:p>fsobj_error(a_eno, a_estr, errno,</text:p>
            <text:p>    "Could not remove symlink %s",</text:p>
            <text:p>    path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98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98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  <table:table-cell office:value-type="string" calcext:value-type="string">
            <text:p>second/download/CMake/CMake-old-new/Kitware_CMake_old_new_new_log_98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chive_set_error(&amp;a-&gt;archive, errno,</text:p>
            <text:p>    "Could not remove symlink %ls",</text:p>
            <text:p>    a-&gt;name);</text:p>
          </table:table-cell>
          <table:table-cell office:value-type="string" calcext:value-type="string">
            <text:p>second/download/CMake/CMake-old-new/Kitware_CMake_repos_log_605.cpp</text:p>
          </table:table-cell>
          <table:table-cell office:value-type="string" calcext:value-type="string">
            <text:p>{</text:p>
            <text:p>archive_set_error(&amp;a-&gt;archive, errno,</text:p>
            <text:p>    "Could not remove symlink %ls",</text:p>
            <text:p>    a-&gt;name);</text:p>
            <text:p>pn[0] = c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5.cpp</text:p>
          </table:table-cell>
          <table:table-cell office:value-type="string" calcext:value-type="string">
            <text:p>[0, 0, 0, 0, 0, 0, 1, 0, 0, 0, 1, 0, 0, 0, 0, 12, 0, 0, 0, 0, 0, 0, 0, 2, 0, 0, 0, 0, 0, 0, 1, 0, 0, 0, 0, 0, 0, 0, 0, 0, 0, 0, 0, 0, 0, 0, 6, 0, 8, 0, 0, 0, 0, 0, 0, 0, 0, 0, 0, 0, 0, 0, 0, 0, 0, 0, 0, 1, 0, 0, 0, 0, 0, 1, 0, 0, 2, 0, 4, 0, 0, 0, 0, 0, 0]</text:p>
          </table:table-cell>
        </table:table-row>
        <table:table-row table:style-name="ro3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4.cpp</text:p>
          </table:table-cell>
          <table:table-cell office:value-type="string" calcext:value-type="string">
            <text:p>second/download/CMake/CMake-old-new/Kitware_CMake_new_hunk_194.cpp</text:p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(struct archive_write_disk *a)</text:p>
            <text:p>{</text:p>
            <text:p>char *dest, *src;</text:p>
            <text:p>char separator = '\0';</text:p>
            <text:p/>
            <text:p>dest = src = a-&gt;name;</text:p>
            <text:p>if (*src == '\0') {</text:p>
            <text:p>archive_set_error(&amp;a-&gt;archive, ARCHIVE_ERRNO_MISC,</text:p>
            <text:p>    "Invalid empty pathname");</text:p>
            <text:p>return (ARCHIVE_FAILED);</text:p>
            <text:p>}</text:p>
            <text:p/>
            <text:p>#if defined(__CYGWIN__)</text:p>
            <text:p>cleanup_pathname_win(a);</text:p>
            <text:p>#endif</text:p>
            <text:p>/* Skip leading '/'. */</text:p>
            <text:p>if (*src == '/') {</text:p>
            <text:p>if (a-&gt;flags &amp; ARCHIVE_EXTRACT_SECURE_NOABSOLUTEPATHS) {</text:p>
            <text:p>archive_set_error(&amp;a-&gt;archive, ARCHIVE_ERRNO_MISC,</text:p>
            <text:p>                  "Path is absolute");</text:p>
            <text:p>return (ARCHIVE_FAILED);</text:p>
            <text:p>}</text:p>
            <text:p/>
            <text:p/>
          </table:table-cell>
          <table:table-cell office:value-type="string" calcext:value-type="string">
            <text:p> * is set) if the path is absolute.</text:p>
            <text:p> */</text:p>
            <text:p>static int</text:p>
            <text:p>cleanup_pathname_fsobj(char *path, int *a_eno, struct archive_string *a_estr,</text:p>
            <text:p>    int flags)</text:p>
            <text:p>{</text:p>
            <text:p>char *dest, *src;</text:p>
            <text:p>char separator = '\0';</text:p>
            <text:p/>
            <text:p>dest = src = path;</text:p>
            <text:p>if (*src == '\0') {</text:p>
            <text:p>fsobj_error(a_eno, a_estr, ARCHIVE_ERRNO_MISC,</text:p>
            <text:p>    "Invalid empty ", "pathname");</text:p>
            <text:p>return (ARCHIVE_FAILED);</text:p>
            <text:p>}</text:p>
            <text:p/>
            <text:p>#if defined(__CYGWIN__)</text:p>
            <text:p>cleanup_pathname_win(path);</text:p>
            <text:p>#endif</text:p>
            <text:p>/* Skip leading '/'. */</text:p>
            <text:p>if (*src == '/') {</text:p>
            <text:p>if (flags &amp; ARCHIVE_EXTRACT_SECURE_NOABSOLUTEPATHS) {</text:p>
            <text:p>fsobj_error(a_eno, a_estr, ARCHIVE_ERRNO_MISC,</text:p>
            <text:p>    "Path is ", "absolute");</text:p>
            <text:p>return (ARCHIVE_FAILED);</text:p>
            <text:p>}</text:p>
            <text:p/>
            <text:p/>
          </table:table-cell>
          <table:table-cell office:value-type="float" office:value="2534" calcext:value-type="float">
            <text:p>2534</text:p>
          </table:table-cell>
          <table:table-cell office:value-type="float" office:value="2807" calcext:value-type="float">
            <text:p>2807</text:p>
          </table:table-cell>
          <table:table-cell office:value-type="float" office:value="2544" calcext:value-type="float">
            <text:p>2544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fsobj_error(a_eno, a_estr, ARCHIVE_ERRNO_MISC,</text:p>
            <text:p>    "Invalid empty ", "pathname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2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rchive_set_error(&amp;a-&gt;archive, ARCHIVE_ERRNO_MISC,</text:p>
            <text:p>    "Invalid empty pathname");</text:p>
          </table:table-cell>
          <table:table-cell office:value-type="string" calcext:value-type="string">
            <text:p>second/download/CMake/CMake-old-new/Kitware_CMake_repos_log_609.cpp</text:p>
          </table:table-cell>
          <table:table-cell office:value-type="string" calcext:value-type="string">
            <text:p>{</text:p>
            <text:p>archive_set_error(&amp;a-&gt;archive, ARCHIVE_ERRNO_MISC,</text:p>
            <text:p>    "Invalid empty pathname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0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92.cpp</text:p>
          </table:table-cell>
          <table:table-cell office:value-type="string" calcext:value-type="string">
            <text:p>second/download/CMake/CMake-old-new/Kitware_CMake_new_file_92.cpp</text:p>
          </table:table-cell>
          <table:table-cell office:value-type="string" calcext:value-type="string">
            <text:p>second/download/CMake/CMake-old-new/Kitware_CMake_old_hunk_195.cpp</text:p>
          </table:table-cell>
          <table:table-cell office:value-type="string" calcext:value-type="string">
            <text:p>second/download/CMake/CMake-old-new/Kitware_CMake_new_hunk_195.cpp</text:p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a-&gt;flags &amp; ARCHIVE_EXTRACT_SECURE_NODOTDOT) 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  <text:p>}</text:p>
            <text:p/>
          </table:table-cell>
          <table:table-cell office:value-type="string" calcext:value-type="string">
            <text:p>} else if (src[1] == '.') {</text:p>
            <text:p>if (src[2] == '/' || src[2] == '\0') {</text:p>
            <text:p>/* Conditionally warn about '..' */</text:p>
            <text:p>if (flags</text:p>
            <text:p>    &amp; ARCHIVE_EXTRACT_SECURE_NODOTDOT) {</text:p>
            <text:p>fsobj_error(a_eno, a_estr,</text:p>
            <text:p>    ARCHIVE_ERRNO_MISC,</text:p>
            <text:p>    "Path contains ", "'..'");</text:p>
            <text:p>return (ARCHIVE_FAILED);</text:p>
            <text:p>}</text:p>
            <text:p>}</text:p>
            <text:p/>
          </table:table-cell>
          <table:table-cell office:value-type="float" office:value="2580" calcext:value-type="float">
            <text:p>2580</text:p>
          </table:table-cell>
          <table:table-cell office:value-type="float" office:value="2854" calcext:value-type="float">
            <text:p>2854</text:p>
          </table:table-cell>
          <table:table-cell office:value-type="float" office:value="2584" calcext:value-type="float">
            <text:p>2584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fsobj_error(a_eno, a_estr,</text:p>
            <text:p>    ARCHIVE_ERRNO_MISC,</text:p>
            <text:p>    "Path contains ", "'..'"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04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old_new_block_104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04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rchive_set_error(&amp;a-&gt;archive,</text:p>
            <text:p>    ARCHIVE_ERRNO_MISC,</text:p>
            <text:p>    "Path contains '..'");</text:p>
          </table:table-cell>
          <table:table-cell office:value-type="string" calcext:value-type="string">
            <text:p>second/download/CMake/CMake-old-new/Kitware_CMake_repos_log_612.cpp</text:p>
          </table:table-cell>
          <table:table-cell office:value-type="string" calcext:value-type="string">
            <text:p>{</text:p>
            <text:p>archive_set_error(&amp;a-&gt;archive,</text:p>
            <text:p>    ARCHIVE_ERRNO_MISC,</text:p>
            <text:p>    "Path contains '..'");</text:p>
            <text:p>return (ARCHIVE_FAILED);</text:p>
            <text:p>}</text:p>
          </table:table-cell>
          <table:table-cell office:value-type="string" calcext:value-type="string">
            <text:p>second/download/CMake/CMake-old-new/Kitware_CMake_repos_block_6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EBUGF(fprintf(stderr, "Error: calloc of Curl_easy failed\n"));</text:p>
          </table:table-cell>
          <table:table-cell office:value-type="string" calcext:value-type="string">
            <text:p>second/download/CMake/CMake-old-new/Kitware_CMake_repos_log_71.cpp</text:p>
          </table:table-cell>
          <table:table-cell office:value-type="string" calcext:value-type="string">
            <text:p>{</text:p>
            <text:p>    /* this is a very serious error */</text:p>
            <text:p>    DEBUGF(fprintf(stderr, "Error: calloc of Curl_easy failed\n"));</text:p>
            <text:p>    return CURLE_OUT_OF_MEMORY;</text:p>
            <text:p>  }</text:p>
          </table:table-cell>
          <table:table-cell office:value-type="string" calcext:value-type="string">
            <text:p>second/download/CMake/CMake-old-new/Kitware_CMake_repos_block_71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DEBUGF(fprintf(stderr, "DISCONNECT without easy handle, ignoring\n"));</text:p>
          </table:table-cell>
          <table:table-cell office:value-type="string" calcext:value-type="string">
            <text:p>second/download/CMake/CMake-old-new/Kitware_CMake_repos_log_76.cpp</text:p>
          </table:table-cell>
          <table:table-cell office:value-type="string" calcext:value-type="string">
            <text:p>{</text:p>
            <text:p>    DEBUGF(fprintf(stderr, "DISCONNECT without easy handle, ignoring\n"));</text:p>
            <text:p>    return CURLE_OK;</text:p>
            <text:p>  }</text:p>
          </table:table-cell>
          <table:table-cell office:value-type="string" calcext:value-type="string">
            <text:p>second/download/CMake/CMake-old-new/Kitware_CMake_repos_block_76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BUGF(fprintf(stderr, "Error: Curl_ssl_init failed\n"));</text:p>
          </table:table-cell>
          <table:table-cell office:value-type="string" calcext:value-type="string">
            <text:p>second/download/CMake/CMake-old-new/Kitware_CMake_repos_log_108.cpp</text:p>
          </table:table-cell>
          <table:table-cell office:value-type="string" calcext:value-type="string">
            <text:p>{</text:p>
            <text:p>      DEBUGF(fprintf(stderr, "Error: Curl_ssl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8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BUGF(fprintf(stderr, "Error: win32_init failed\n"));</text:p>
          </table:table-cell>
          <table:table-cell office:value-type="string" calcext:value-type="string">
            <text:p>second/download/CMake/CMake-old-new/Kitware_CMake_repos_log_109.cpp</text:p>
          </table:table-cell>
          <table:table-cell office:value-type="string" calcext:value-type="string">
            <text:p>{</text:p>
            <text:p>      DEBUGF(fprintf(stderr, "Error: win32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9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BUGF(fprintf(stderr, "Error: Curl_amiga_init failed\n"));</text:p>
          </table:table-cell>
          <table:table-cell office:value-type="string" calcext:value-type="string">
            <text:p>second/download/CMake/CMake-old-new/Kitware_CMake_repos_log_110.cpp</text:p>
          </table:table-cell>
          <table:table-cell office:value-type="string" calcext:value-type="string">
            <text:p>{</text:p>
            <text:p>    DEBUGF(fprintf(stderr, "Error: Curl_amiga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0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BUGF(fprintf(stderr, "Error: libssh2_init failed\n"));</text:p>
          </table:table-cell>
          <table:table-cell office:value-type="string" calcext:value-type="string">
            <text:p>second/download/CMake/CMake-old-new/Kitware_CMake_repos_log_113.cpp</text:p>
          </table:table-cell>
          <table:table-cell office:value-type="string" calcext:value-type="string">
            <text:p>{</text:p>
            <text:p>    DEBUGF(fprintf(stderr, "Error: libssh2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3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BUGF(fprintf(stderr, "Error: curl_global_init failed\n"));</text:p>
          </table:table-cell>
          <table:table-cell office:value-type="string" calcext:value-type="string">
            <text:p>second/download/CMake/CMake-old-new/Kitware_CMake_repos_log_114.cpp</text:p>
          </table:table-cell>
          <table:table-cell office:value-type="string" calcext:value-type="string">
            <text:p>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</table:table-cell>
          <table:table-cell office:value-type="string" calcext:value-type="string">
            <text:p>second/download/CMake/CMake-old-new/Kitware_CMake_repos_block_114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curl/lib/easy.c</text:p>
          </table:table-cell>
          <table:table-cell office:value-type="string" calcext:value-type="string">
            <text:p>second/download/CMake/CMake-old-new/Kitware_CMake_old_file_114.cpp</text:p>
          </table:table-cell>
          <table:table-cell office:value-type="string" calcext:value-type="string">
            <text:p>second/download/CMake/CMake-old-new/Kitware_CMake_new_file_114.cpp</text:p>
          </table:table-cell>
          <table:table-cell office:value-type="string" calcext:value-type="string">
            <text:p>second/download/CMake/CMake-old-new/Kitware_CMake_old_hunk_236.cpp</text:p>
          </table:table-cell>
          <table:table-cell office:value-type="string" calcext:value-type="string">
            <text:p>second/download/CMake/CMake-old-new/Kitware_CMake_new_hunk_23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2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BUGF(fprintf(stderr, "Error: Curl_open failed\n"));</text:p>
          </table:table-cell>
          <table:table-cell office:value-type="string" calcext:value-type="string">
            <text:p>second/download/CMake/CMake-old-new/Kitware_CMake_repos_log_115.cpp</text:p>
          </table:table-cell>
          <table:table-cell office:value-type="string" calcext:value-type="string">
            <text:p>{</text:p>
            <text:p>    DEBUGF(fprintf(stderr, "Error: Curl_open failed\n"));</text:p>
            <text:p>    return NULL;</text:p>
            <text:p>  }</text:p>
          </table:table-cell>
          <table:table-cell office:value-type="string" calcext:value-type="string">
            <text:p>second/download/CMake/CMake-old-new/Kitware_CMake_repos_block_115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EBUGF(fprintf(stderr, "Error: calloc of Curl_easy failed\n"));</text:p>
          </table:table-cell>
          <table:table-cell office:value-type="string" calcext:value-type="string">
            <text:p>second/download/CMake/CMake-old-new/Kitware_CMake_repos_log_71.cpp</text:p>
          </table:table-cell>
          <table:table-cell office:value-type="string" calcext:value-type="string">
            <text:p>{</text:p>
            <text:p>    /* this is a very serious error */</text:p>
            <text:p>    DEBUGF(fprintf(stderr, "Error: calloc of Curl_easy failed\n"));</text:p>
            <text:p>    return CURLE_OUT_OF_MEMORY;</text:p>
            <text:p>  }</text:p>
          </table:table-cell>
          <table:table-cell office:value-type="string" calcext:value-type="string">
            <text:p>second/download/CMake/CMake-old-new/Kitware_CMake_repos_block_71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url.cpp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DEBUGF(fprintf(stderr, "DISCONNECT without easy handle, ignoring\n"));</text:p>
          </table:table-cell>
          <table:table-cell office:value-type="string" calcext:value-type="string">
            <text:p>second/download/CMake/CMake-old-new/Kitware_CMake_repos_log_76.cpp</text:p>
          </table:table-cell>
          <table:table-cell office:value-type="string" calcext:value-type="string">
            <text:p>{</text:p>
            <text:p>    DEBUGF(fprintf(stderr, "DISCONNECT without easy handle, ignoring\n"));</text:p>
            <text:p>    return CURLE_OK;</text:p>
            <text:p>  }</text:p>
          </table:table-cell>
          <table:table-cell office:value-type="string" calcext:value-type="string">
            <text:p>second/download/CMake/CMake-old-new/Kitware_CMake_repos_block_76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BUGF(fprintf(stderr, "Error: Curl_ssl_init failed\n"));</text:p>
          </table:table-cell>
          <table:table-cell office:value-type="string" calcext:value-type="string">
            <text:p>second/download/CMake/CMake-old-new/Kitware_CMake_repos_log_108.cpp</text:p>
          </table:table-cell>
          <table:table-cell office:value-type="string" calcext:value-type="string">
            <text:p>{</text:p>
            <text:p>      DEBUGF(fprintf(stderr, "Error: Curl_ssl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8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BUGF(fprintf(stderr, "Error: win32_init failed\n"));</text:p>
          </table:table-cell>
          <table:table-cell office:value-type="string" calcext:value-type="string">
            <text:p>second/download/CMake/CMake-old-new/Kitware_CMake_repos_log_109.cpp</text:p>
          </table:table-cell>
          <table:table-cell office:value-type="string" calcext:value-type="string">
            <text:p>{</text:p>
            <text:p>      DEBUGF(fprintf(stderr, "Error: win32_init failed\n"));</text:p>
            <text:p>      return CURLE_FAILED_INIT;</text:p>
            <text:p>    }</text:p>
          </table:table-cell>
          <table:table-cell office:value-type="string" calcext:value-type="string">
            <text:p>second/download/CMake/CMake-old-new/Kitware_CMake_repos_block_109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BUGF(fprintf(stderr, "Error: Curl_amiga_init failed\n"));</text:p>
          </table:table-cell>
          <table:table-cell office:value-type="string" calcext:value-type="string">
            <text:p>second/download/CMake/CMake-old-new/Kitware_CMake_repos_log_110.cpp</text:p>
          </table:table-cell>
          <table:table-cell office:value-type="string" calcext:value-type="string">
            <text:p>{</text:p>
            <text:p>    DEBUGF(fprintf(stderr, "Error: Curl_amiga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0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second/download/CMake/CMake-old-new/Kitware_CMake_repos_log_112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2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BUGF(fprintf(stderr, "Error: libssh2_init failed\n"));</text:p>
          </table:table-cell>
          <table:table-cell office:value-type="string" calcext:value-type="string">
            <text:p>second/download/CMake/CMake-old-new/Kitware_CMake_repos_log_113.cpp</text:p>
          </table:table-cell>
          <table:table-cell office:value-type="string" calcext:value-type="string">
            <text:p>{</text:p>
            <text:p>    DEBUGF(fprintf(stderr, "Error: libssh2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repos_block_113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BUGF(fprintf(stderr, "Error: curl_global_init failed\n"));</text:p>
          </table:table-cell>
          <table:table-cell office:value-type="string" calcext:value-type="string">
            <text:p>second/download/CMake/CMake-old-new/Kitware_CMake_repos_log_114.cpp</text:p>
          </table:table-cell>
          <table:table-cell office:value-type="string" calcext:value-type="string">
            <text:p>{</text:p>
            <text:p>      /* something in the global init failed, return nothing */</text:p>
            <text:p>      DEBUGF(fprintf(stderr, "Error: curl_global_init failed\n"));</text:p>
            <text:p>      return NULL;</text:p>
            <text:p>    }</text:p>
          </table:table-cell>
          <table:table-cell office:value-type="string" calcext:value-type="string">
            <text:p>second/download/CMake/CMake-old-new/Kitware_CMake_repos_block_114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5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/easy.c</text:p>
          </table:table-cell>
          <table:table-cell office:value-type="string" calcext:value-type="string">
            <text:p>second/download/CMake/CMake-old-new/Kitware_CMake_old_file_123.cpp</text:p>
          </table:table-cell>
          <table:table-cell office:value-type="string" calcext:value-type="string">
            <text:p>second/download/CMake/CMake-old-new/Kitware_CMake_new_file_123.cpp</text:p>
          </table:table-cell>
          <table:table-cell office:value-type="string" calcext:value-type="string">
            <text:p>second/download/CMake/CMake-old-new/Kitware_CMake_old_hunk_246.cpp</text:p>
          </table:table-cell>
          <table:table-cell office:value-type="string" calcext:value-type="string">
            <text:p>second/download/CMake/CMake-old-new/Kitware_CMake_new_hunk_246.cpp</text:p>
          </table:table-cell>
          <table:table-cell office:value-type="string" calcext:value-type="string">
            <text:p>  }</text:p>
            <text:p>#endif</text:p>
            <text:p/>
            <text:p>#ifdef USE_LIBIDN</text:p>
            <text:p>  idna_init();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string" calcext:value-type="string">
            <text:p>  }</text:p>
            <text:p>#endif</text:p>
            <text:p/>
            <text:p>  if(Curl_resolver_global_init()) {</text:p>
            <text:p>    DEBUGF(fprintf(stderr, "Error: resolver_global_init failed\n"));</text:p>
            <text:p>    return CURLE_FAILED_INIT;</text:p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BUGF(fprintf(stderr, "Error: resolver_global_init failed\n"));</text:p>
          </table:table-cell>
          <table:table-cell office:value-type="string" calcext:value-type="string">
            <text:p>f(Curl_resolver_global_init()) {</text:p>
            <text:p>    DEBUGF(fprintf(stderr, "Error: resolver_global_init failed\n"));</text:p>
            <text:p>    return CURLE_FAILED_INIT;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17.cpp</text:p>
          </table:table-cell>
          <table:table-cell office:value-type="string" calcext:value-type="string">
            <text:p>{</text:p>
            <text:p>    DEBUGF(fprintf(stderr, "Error: resolver_global_init failed\n"));</text:p>
            <text:p>    return CURLE_FAILED_INIT;</text:p>
            <text:p>  }</text:p>
          </table:table-cell>
          <table:table-cell office:value-type="string" calcext:value-type="string">
            <text:p>second/download/CMake/CMake-old-new/Kitware_CMake_old_new_block_117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  <table:table-cell office:value-type="string" calcext:value-type="string">
            <text:p>second/download/CMake/CMake-old-new/Kitware_CMake_old_new_new_log_117.cpp</text:p>
          </table:table-cell>
          <table:table-cell office:value-type="string" calcext:value-type="string">
            <text:p>second/download/CMake/CMake/CMake/Utilities/cmcurl/lib/easy.cpp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BUGF(fprintf(stderr, "Error: Curl_open failed\n"));</text:p>
          </table:table-cell>
          <table:table-cell office:value-type="string" calcext:value-type="string">
            <text:p>second/download/CMake/CMake-old-new/Kitware_CMake_repos_log_115.cpp</text:p>
          </table:table-cell>
          <table:table-cell office:value-type="string" calcext:value-type="string">
            <text:p>{</text:p>
            <text:p>    DEBUGF(fprintf(stderr, "Error: Curl_open failed\n"));</text:p>
            <text:p>    return NULL;</text:p>
            <text:p>  }</text:p>
          </table:table-cell>
          <table:table-cell office:value-type="string" calcext:value-type="string">
            <text:p>second/download/CMake/CMake-old-new/Kitware_CMake_repos_block_115.cpp</text:p>
          </table:table-cell>
          <table:table-cell office:value-type="string" calcext:value-type="string">
            <text:p>[0, 0, 0, 0, 0, 0, 1, 0, 0, 0, 1, 0, 0, 0, 0, 4, 0, 0, 0, 0, 0, 0, 0, 1, 0, 0, 0, 0, 0, 0, 2, 0, 0, 0, 0, 0, 0, 0, 0, 0, 0, 0, 0, 0, 0, 0, 0, 0, 5, 0, 0, 0, 0, 0, 0, 0, 0, 0, 0, 0, 0, 0, 0, 0, 0, 0, 0, 0, 0, 0, 0, 0, 0, 2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e9bc469b2abcd0ad4cb3ad4bfefbc5ef1f559c1b</text:p>
          </table:table-cell>
          <table:table-cell office:value-type="string" calcext:value-type="string">
            <text:p>Merge branch 'upstream-LibArchive' into update-libarchive</text:p>
            <text:p/>
            <text:p>Resolve conflicts in C code by taking their side.  Resolve conflicts in</text:p>
            <text:p>CMake code by integrating the chang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string" calcext:value-type="string">
            <text:p>second/download/CMake/CMake-old-new/Kitware_CMake_old_file_216.cpp</text:p>
          </table:table-cell>
          <table:table-cell office:value-type="string" calcext:value-type="string">
            <text:p>second/download/CMake/CMake-old-new/Kitware_CMake_new_file_216.cpp</text:p>
          </table:table-cell>
          <table:table-cell office:value-type="string" calcext:value-type="string">
            <text:p>second/download/CMake/CMake-old-new/Kitware_CMake_old_hunk_400.cpp</text:p>
          </table:table-cell>
          <table:table-cell office:value-type="string" calcext:value-type="string">
            <text:p>second/download/CMake/CMake-old-new/Kitware_CMake_new_hunk_400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89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89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89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0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0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2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2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15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repos_block_1215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6">
          <table:table-cell office:value-type="string" calcext:value-type="string">
            <text:p>501345e470bb9c5b0cb61aff84bd50ffdd95b92d</text:p>
          </table:table-cell>
          <table:table-cell office:value-type="string" calcext:value-type="string">
            <text:p>LibArchive 2016-04-30 (167e97be)</text:p>
            <text:p/>
            <text:p>Code extracted from:</text:p>
            <text:p/>
            <text:p>    https://github.com/libarchive/libarchive.git</text:p>
            <text:p/>
            <text:p>at commit 167e97be1d35c1e0947d768adbf94712244aad6b (master)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read_support_format_zip.c</text:p>
          </table:table-cell>
          <table:table-cell office:value-type="string" calcext:value-type="string">
            <text:p>second/download/CMake/CMake-old-new/Kitware_CMake_old_file_225.cpp</text:p>
          </table:table-cell>
          <table:table-cell office:value-type="string" calcext:value-type="string">
            <text:p>second/download/CMake/CMake-old-new/Kitware_CMake_new_file_225.cpp</text:p>
          </table:table-cell>
          <table:table-cell office:value-type="string" calcext:value-type="string">
            <text:p>second/download/CMake/CMake-old-new/Kitware_CMake_old_hunk_417.cpp</text:p>
          </table:table-cell>
          <table:table-cell office:value-type="string" calcext:value-type="string">
            <text:p>second/download/CMake/CMake-old-new/Kitware_CMake_new_hunk_417.cpp</text:p>
          </table:table-cell>
          <table:table-cell office:value-type="string" calcext:value-type="string">
            <text:p>}</text:p>
            <text:p>}</text:p>
            <text:p/>
            <text:p>/* Read the extra data. */</text:p>
            <text:p>if ((h = __archive_read_ahead(a, extra_length, NULL)) == NULL) {</text:p>
            <text:p>archive_set_error(&amp;a-&gt;archive, ARCHIVE_ERRNO_FILE_FORMAT,</text:p>
            <text:p>    "Truncated ZIP file header");</text:p>
            <text:p>return (ARCHIVE_FATAL);</text:p>
            <text:p>}</text:p>
            <text:p/>
            <text:p>process_extra(h, extra_length, zip_entry);</text:p>
            <text:p>__archive_read_consume(a, extra_length);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string" calcext:value-type="string">
            <text:p>}</text:p>
            <text:p>}</text:p>
            <text:p/>
            <text:p>/* Make sure directories end in '/' */</text:p>
            <text:p>if ((zip_entry-&gt;mode &amp; AE_IFMT) == AE_IFDIR) {</text:p>
            <text:p>wp = archive_entry_pathname_w(entry);</text:p>
            <text:p>if (wp != NULL) {</text:p>
            <text:p>len = wcslen(wp);</text:p>
            <text:p>if (len &gt; 0 &amp;&amp; wp[len - 1] != L'/') {</text:p>
            <text:p>struct archive_wstring s;</text:p>
            <text:p>archive_string_init(&amp;s);</text:p>
            <text:p>archive_wstrcat(&amp;s, wp);</text:p>
            <text:p>archive_wstrappend_wchar(&amp;s, L'/');</text:p>
            <text:p>archive_entry_copy_pathname_w(entry, s.s);</text:p>
            <text:p>}</text:p>
            <text:p>} else {</text:p>
            <text:p>cp = archive_entry_pathname(entry);</text:p>
            <text:p>len = (cp != NULL)?strlen(cp):0;</text:p>
            <text:p>if (len &gt; 0 &amp;&amp; cp[len - 1] != '/') {</text:p>
            <text:p>struct archive_string s;</text:p>
            <text:p>archive_string_init(&amp;s);</text:p>
            <text:p>archive_strcat(&amp;s, cp);</text:p>
            <text:p>archive_strappend_char(&amp;s, '/');</text:p>
            <text:p>archive_entry_set_pathname(entry, s.s);</text:p>
            <text:p>}</text:p>
            <text:p>}</text:p>
            <text:p>}</text:p>
            <text:p/>
            <text:p>if (zip_entry-&gt;flags &amp; LA_FROM_CENTRAL_DIRECTORY) {</text:p>
            <text:p>/* If this came from the central dir, it's size info</text:p>
            <text:p> * is definitive, so ignore the length-at-end flag. */</text:p>
            <text:p/>
          </table:table-cell>
          <table:table-cell office:value-type="float" office:value="843" calcext:value-type="float">
            <text:p>843</text:p>
          </table:table-cell>
          <table:table-cell office:value-type="float" office:value="868" calcext:value-type="float">
            <text:p>868</text:p>
          </table:table-cell>
          <table:table-cell office:value-type="float" office:value="848" calcext:value-type="float">
            <text:p>8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archive_wstrcat(&amp;s, wp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196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FATAL);</text:p>
            <text:p>}</text:p>
          </table:table-cell>
          <table:table-cell office:value-type="string" calcext:value-type="string">
            <text:p>second/download/CMake/CMake-old-new/Kitware_CMake_old_new_block_196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196.cpp</text:p>
          </table:table-cell>
          <table:table-cell office:value-type="string" calcext:value-type="string">
            <text:p>second/download/CMake/CMake/CMake/Utilities/cmlibarchive/libarchive/archive_read_support_format_zip.cpp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archive_set_error(&amp;a-&gt;archive, ARCHIVE_ERRNO_FILE_FORMAT,</text:p>
            <text:p>    "Truncated ZIP file header");</text:p>
          </table:table-cell>
          <table:table-cell office:value-type="string" calcext:value-type="string">
            <text:p>second/download/CMake/CMake-old-new/Kitware_CMake_repos_log_1267.cpp</text:p>
          </table:table-cell>
          <table:table-cell office:value-type="string" calcext:value-type="string">
            <text:p>{</text:p>
            <text:p>archive_set_error(&amp;a-&gt;archive, ARCHIVE_ERRNO_FILE_FORMAT,</text:p>
            <text:p>    "Truncated ZIP file header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1267.cpp</text:p>
          </table:table-cell>
          <table:table-cell office:value-type="string" calcext:value-type="string">
            <text:p>[0, 0, 0, 0, 0, 0, 1, 0, 0, 0, 1, 0, 0, 0, 0, 6, 0, 0, 0, 0, 0, 0, 0, 1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7">
          <table:table-cell office:value-type="string" calcext:value-type="string">
            <text:p>932848f420a738ee07997198fead5b2c2fbf4787</text:p>
          </table:table-cell>
          <table:table-cell office:value-type="string" calcext:value-type="string">
            <text:p>Merge branch 'libarchive-upstream' into update-libarchive</text:p>
            <text:p/>
            <text:p>Resolve conflicts by integrating changes from both sides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string" calcext:value-type="string">
            <text:p>second/download/CMake/CMake-old-new/Kitware_CMake_old_file_241.cpp</text:p>
          </table:table-cell>
          <table:table-cell office:value-type="string" calcext:value-type="string">
            <text:p>second/download/CMake/CMake-old-new/Kitware_CMake_new_file_241.cpp</text:p>
          </table:table-cell>
          <table:table-cell office:value-type="string" calcext:value-type="string">
            <text:p>second/download/CMake/CMake-old-new/Kitware_CMake_old_hunk_454.cpp</text:p>
          </table:table-cell>
          <table:table-cell office:value-type="string" calcext:value-type="string">
            <text:p>second/download/CMake/CMake-old-new/Kitware_CMake_new_hunk_45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21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21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21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8">
          <table:table-cell office:value-type="string" calcext:value-type="string">
            <text:p>1a8c7bc2c649781d1163c1966245a45e0fb829ba</text:p>
          </table:table-cell>
          <table:table-cell office:value-type="string" calcext:value-type="string">
            <text:p>libarchive 3.1.2-601-g3bfe5f1 (reduced)</text:p>
            <text:p/>
            <text:p>Extract upstream libarchive using the following shell code.</text:p>
            <text:p/>
            <text:p>url=git://github.com/libarchive/libarchive.git &amp;&amp;</text:p>
            <text:p>v=3.1.2-601-g3bfe5f1 &amp;&amp;</text:p>
            <text:p>r=3bfe5f1 &amp;&amp;</text:p>
            <text:p>paths="</text:p>
            <text:p>  CMakeLists.txt</text:p>
            <text:p>  COPYING</text:p>
            <text:p>  CTestConfig.cmake</text:p>
            <text:p>  build/cmake</text:p>
            <text:p>  build/pkgconfig</text:p>
            <text:p>  build/utils</text:p>
            <text:p>  build/version</text:p>
            <text:p>  libarchive/*.*</text:p>
            <text:p>" &amp;&amp;</text:p>
            <text:p>mkdir libarchive-$v-g$r-reduced &amp;&amp;</text:p>
            <text:p>git clone $url libarchive-git &amp;&amp;</text:p>
            <text:p>date=$(cd libarchive-git &amp;&amp; git log -n 1 --format='%cd' $r) &amp;&amp;</text:p>
            <text:p>(cd libarchive-git &amp;&amp; git archive --format=tar $r -- $paths) |</text:p>
            <text:p>(cd libarchive-$v-g$r-reduced &amp;&amp; tar xv) &amp;&amp;</text:p>
            <text:p>fromdos libarchive-$v-g$r-reduced/build/cmake/Find*.cmake &amp;&amp;</text:p>
            <text:p>echo "g$r date: $date"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barchive/archive_write_disk_posix.c</text:p>
          </table:table-cell>
          <table:table-cell office:value-type="string" calcext:value-type="string">
            <text:p>second/download/CMake/CMake-old-new/Kitware_CMake_old_file_252.cpp</text:p>
          </table:table-cell>
          <table:table-cell office:value-type="string" calcext:value-type="string">
            <text:p>second/download/CMake/CMake-old-new/Kitware_CMake_new_file_252.cpp</text:p>
          </table:table-cell>
          <table:table-cell office:value-type="string" calcext:value-type="string">
            <text:p>second/download/CMake/CMake-old-new/Kitware_CMake_old_hunk_484.cpp</text:p>
          </table:table-cell>
          <table:table-cell office:value-type="string" calcext:value-type="string">
            <text:p>second/download/CMake/CMake-old-new/Kitware_CMake_new_hunk_484.cpp</text:p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Write request too large");</text:p>
            <text:p>return (ARCHIVE_WARN);</text:p>
            <text:p>}</text:p>
            <text:p>return (ARCHIVE_OK);</text:p>
            <text:p>}</text:p>
            <text:p/>
            <text:p>static ssize_t</text:p>
            <text:p/>
          </table:table-cell>
          <table:table-cell office:value-type="string" calcext:value-type="string">
            <text:p>return (r);</text:p>
            <text:p>if ((size_t)r &lt; size) {</text:p>
            <text:p>archive_set_error(&amp;a-&gt;archive, 0,</text:p>
            <text:p>    "Too much data: Truncating file at %ju bytes", (uintmax_t)a-&gt;filesize);</text:p>
            <text:p>return (ARCHIVE_WARN);</text:p>
            <text:p>}</text:p>
            <text:p>#if ARCHIVE_VERSION_NUMBER &lt; 3999000</text:p>
            <text:p>return (ARCHIVE_OK);</text:p>
            <text:p>#else</text:p>
            <text:p>return (size);</text:p>
            <text:p>#endif</text:p>
            <text:p>}</text:p>
            <text:p/>
            <text:p>static ssize_t</text:p>
            <text:p/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9" calcext:value-type="float">
            <text:p>146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archive_set_error(&amp;a-&gt;archive, 0,</text:p>
            <text:p>    "Too much data: Truncating file at %ju bytes", (uintmax_t)a-&gt;filesize)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232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old_new_block_232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  <table:table-cell office:value-type="string" calcext:value-type="string">
            <text:p>second/download/CMake/CMake-old-new/Kitware_CMake_old_new_new_log_232.cpp</text:p>
          </table:table-cell>
          <table:table-cell office:value-type="string" calcext:value-type="string">
            <text:p>second/download/CMake/CMake/CMake/Utilities/cmlibarchive/libarchive/archive_write_disk_windows.cpp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rchive_set_error(&amp;a-&gt;archive, 0,</text:p>
            <text:p>    "Write request too large");</text:p>
          </table:table-cell>
          <table:table-cell office:value-type="string" calcext:value-type="string">
            <text:p>second/download/CMake/CMake-old-new/Kitware_CMake_repos_log_596.cpp</text:p>
          </table:table-cell>
          <table:table-cell office:value-type="string" calcext:value-type="string">
            <text:p>{</text:p>
            <text:p>archive_set_error(&amp;a-&gt;archive, 0,</text:p>
            <text:p>    "Write request too large");</text:p>
            <text:p>return (ARCHIVE_WARN);</text:p>
            <text:p>}</text:p>
          </table:table-cell>
          <table:table-cell office:value-type="string" calcext:value-type="string">
            <text:p>second/download/CMake/CMake-old-new/Kitware_CMake_repos_block_596.cpp</text:p>
          </table:table-cell>
          <table:table-cell office:value-type="string" calcext:value-type="string">
            <text:p>[0, 0, 0, 0, 0, 0, 1, 0, 0, 0, 1, 0, 0, 0, 0, 5, 0, 0, 0, 0, 0, 0, 0, 2, 0, 0, 0, 0, 0, 0, 1, 0, 0, 0, 0, 0, 0, 0, 0, 0, 0, 0, 0, 0, 0, 0, 4, 0, 5, 0, 0, 0, 0, 0, 0, 0, 0, 0, 0, 0, 0, 0, 0, 0, 0, 0, 0, 0, 0, 0, 0, 0, 0, 1, 0, 0, 1, 0, 3, 0, 0, 0, 0, 0, 0]</text:p>
          </table:table-cell>
        </table:table-row>
        <table:table-row table:style-name="ro9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3.cpp</text:p>
          </table:table-cell>
          <table:table-cell office:value-type="string" calcext:value-type="string">
            <text:p>second/download/CMake/CMake-old-new/Kitware_CMake_new_hunk_703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_getcwd(buf, len);</text:p>
            <text:p>  if(!ret)</text:p>
            <text:p>    {</text:p>
            <text:p>    fprintf(stderr, "No current working directory.\n");</text:p>
            <text:p>    abort();</text:p>
            <text:p>    }</text:p>
            <text:p>  // make sure the drive letter is capital</text:p>
            <text:p>  if(strlen(buf) &gt; 1 &amp;&amp; buf[1] == ':')</text:p>
            <text:p>    {</text:p>
            <text:p>    buf[0] = toupper(buf[0]);</text:p>
            <text:p>    }</text:p>
            <text:p>  return ret;</text:p>
            <text:p>}</text:p>
            <text:p>inline int Chdir(const char* dir)</text:p>
            <text:p>{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if(const char* ret = _getcwd(buf, len))</text:p>
            <text:p>    {</text:p>
            <text:p>    // make sure the drive letter is capital</text:p>
            <text:p>    if(strlen(buf) &gt; 1 &amp;&amp; buf[1] == ':')</text:p>
            <text:p>      {</text:p>
            <text:p>      buf[0] = toupper(buf[0]);</text:p>
            <text:p>      }</text:p>
            <text:p>    return ret;</text:p>
            <text:p>    }</text:p>
            <text:p>  return 0;</text:p>
            <text:p>}</text:p>
            <text:p>inline int Chdir(const char* dir)</text:p>
            <text:p>{</text:p>
            <text:p/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.\n");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5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5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5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printf(stderr, "No current working directory.\n");</text:p>
          </table:table-cell>
          <table:table-cell office:value-type="string" calcext:value-type="string">
            <text:p>second/download/CMake/CMake-old-new/Kitware_CMake_repos_log_2182.cpp</text:p>
          </table:table-cell>
          <table:table-cell office:value-type="string" calcext:value-type="string">
            <text:p>{</text:p>
            <text:p>    fprintf(stderr, "No current working directory.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2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  <table:table-row table:style-name="ro10">
          <table:table-cell office:value-type="string" calcext:value-type="string">
            <text:p>9d66f74335a09019644c7b82af0860da439fce87</text:p>
          </table:table-cell>
          <table:table-cell office:value-type="string" calcext:value-type="string">
            <text:p>KWSys 2013-02-05 (5c34ed2e)</text:p>
            <text:p/>
            <text:p>Extract upstream KWSys using the following shell commands.</text:p>
            <text:p/>
            <text:p>$ git archive --prefix=upstream-kwsys/ 5c34ed2e | tar x</text:p>
            <text:p>$ git shortlog --no-merges --abbrev=8 --format='%h %s' 5b0d1bd9..5c34ed2e</text:p>
            <text:p>Brad King (1):</text:p>
            <text:p>      5c34ed2e SystemTools: Do not abort with no current directory</text:p>
            <text:p/>
            <text:p>Change-Id: Id054017eac2bf10c71ca721df48298cdff2bea8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ystemTools.cxx</text:p>
          </table:table-cell>
          <table:table-cell office:value-type="string" calcext:value-type="string">
            <text:p>second/download/CMake/CMake-old-new/Kitware_CMake_old_file_373.cpp</text:p>
          </table:table-cell>
          <table:table-cell office:value-type="string" calcext:value-type="string">
            <text:p>second/download/CMake/CMake-old-new/Kitware_CMake_new_file_373.cpp</text:p>
          </table:table-cell>
          <table:table-cell office:value-type="string" calcext:value-type="string">
            <text:p>second/download/CMake/CMake-old-new/Kitware_CMake_old_hunk_704.cpp</text:p>
          </table:table-cell>
          <table:table-cell office:value-type="string" calcext:value-type="string">
            <text:p>second/download/CMake/CMake-old-new/Kitware_CMake_new_hunk_704.cpp</text:p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const char* ret = getcwd(buf, len);</text:p>
            <text:p>  if(!ret)</text:p>
            <text:p>    {</text:p>
            <text:p>    fprintf(stderr, "No current working directory\n");</text:p>
            <text:p>    abort();</text:p>
            <text:p>    }</text:p>
            <text:p>  return ret;</text:p>
            <text:p>}</text:p>
            <text:p/>
            <text:p>inline int Chdir(const char* dir)</text:p>
            <text:p/>
          </table:table-cell>
          <table:table-cell office:value-type="string" calcext:value-type="string">
            <text:p>}</text:p>
            <text:p>inline const char* Getcwd(char* buf, unsigned int len)</text:p>
            <text:p>{</text:p>
            <text:p>  return getcwd(buf, len);</text:p>
            <text:p>}</text:p>
            <text:p/>
            <text:p>inline int Chdir(const char* dir)</text:p>
            <text:p/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printf(stderr, "No current working directory\n");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cond/download/CMake/CMake-old-new/Kitware_CMake_old_new_old_log_356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  }</text:p>
          </table:table-cell>
          <table:table-cell office:value-type="string" calcext:value-type="string">
            <text:p>second/download/CMake/CMake-old-new/Kitware_CMake_old_new_block_356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  <table:table-cell office:value-type="string" calcext:value-type="string">
            <text:p>second/download/CMake/CMake-old-new/Kitware_CMake_old_new_new_log_356.cpp</text:p>
          </table:table-cell>
          <table:table-cell office:value-type="string" calcext:value-type="string">
            <text:p>second/download/CMake/CMake/CMake/Tests/TestsWorkingDirectory/main.cp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printf(stderr, "No current working directory\n");</text:p>
          </table:table-cell>
          <table:table-cell office:value-type="string" calcext:value-type="string">
            <text:p>second/download/CMake/CMake-old-new/Kitware_CMake_repos_log_2183.cpp</text:p>
          </table:table-cell>
          <table:table-cell office:value-type="string" calcext:value-type="string">
            <text:p>{</text:p>
            <text:p>    fprintf(stderr, "No current working directory\n");</text:p>
            <text:p>    abort();</text:p>
            <text:p>  }</text:p>
          </table:table-cell>
          <table:table-cell office:value-type="string" calcext:value-type="string">
            <text:p>second/download/CMake/CMake-old-new/Kitware_CMake_repos_block_2183.cpp</text:p>
          </table:table-cell>
          <table:table-cell office:value-type="string" calcext:value-type="string">
            <text:p>[0, 0, 0, 0, 0, 0, 0, 0, 0, 0, 1, 0, 0, 0, 0, 3, 0, 0, 0, 0, 0, 0, 0, 1, 0, 0, 0, 0, 0, 0, 2, 0, 0, 0, 0, 0, 0, 0, 0, 0, 0, 0, 0, 0, 0, 0, 0, 0, 4, 0, 0, 0, 0, 0, 0, 0, 0, 0, 0, 0, 0, 0, 0, 0, 0, 0, 0, 0, 0, 0, 0, 0, 0, 2, 0, 0, 2, 0, 2, 0, 0, 0, 0, 0, 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1" meta:object-count="0"/>
    <meta:generator>LibreOffice/5.0.3.2$Linux_X86_64 LibreOffice_project/00m0$Build-2</meta:generator>
  </office:meta>
</office:document-meta>
</file>